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, kg/kmol</text:p>
          </table:table-cell>
          <table:table-cell table:style-name="ce1" office:value-type="string" calcext:value-type="string">
            <text:p>cp_a, kJ/kmol·K</text:p>
          </table:table-cell>
          <table:table-cell table:style-name="ce1" office:value-type="string" calcext:value-type="string">
            <text:p>cp_b, kJ/kmol·K²</text:p>
          </table:table-cell>
          <table:table-cell table:style-name="ce1" office:value-type="string" calcext:value-type="string">
            <text:p>cp_c, kJ/kmol·K³</text:p>
          </table:table-cell>
          <table:table-cell table:style-name="ce1" office:value-type="string" calcext:value-type="string">
            <text:p>cp_d, kJ/kmol·K⁴</text:p>
          </table:table-cell>
          <table:table-cell table:style-name="ce1" office:value-type="string" calcext:value-type="string">
            <text:p>Tmin, K</text:p>
          </table:table-cell>
          <table:table-cell table:style-name="ce1" office:value-type="string" calcext:value-type="string">
            <text:p>Tmax, K</text:p>
          </table:table-cell>
          <table:table-cell table:style-name="ce1"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 office:value-type="float" office:value="22.26" calcext:value-type="float">
            <text:p>+22.260</text:p>
          </table:table-cell>
          <table:table-cell table:style-name="ce5" office:value-type="float" office:value="0.05981" calcext:value-type="float">
            <text:p>+5.981E-02</text:p>
          </table:table-cell>
          <table:table-cell table:style-name="ce5" office:value-type="float" office:value="-0.00003501" calcext:value-type="float">
            <text:p>-3.501E-05</text:p>
          </table:table-cell>
          <table:table-cell table:style-name="ce5" office:value-type="float" office:value="0.000000007469" calcext:value-type="float">
            <text:p>+7.46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13.8" calcext:value-type="float">
            <text:p>21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 office:value-type="float" office:value="32.24" calcext:value-type="float">
            <text:p>+32.240</text:p>
          </table:table-cell>
          <table:table-cell table:style-name="ce5" office:value-type="float" office:value="0.001923" calcext:value-type="float">
            <text:p>+1.923E-03</text:p>
          </table:table-cell>
          <table:table-cell table:style-name="ce5" office:value-type="float" office:value="0.00001055" calcext:value-type="float">
            <text:p>+1.055E-05</text:p>
          </table:table-cell>
          <table:table-cell table:style-name="ce5" office:value-type="float" office:value="-0.000000003595" calcext:value-type="float">
            <text:p>-3.59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88.83" calcext:value-type="float">
            <text:p>18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 office:value-type="float" office:value="19.89" calcext:value-type="float">
            <text:p>+19.890</text:p>
          </table:table-cell>
          <table:table-cell table:style-name="ce5" office:value-type="float" office:value="0.05024" calcext:value-type="float">
            <text:p>+5.024E-02</text:p>
          </table:table-cell>
          <table:table-cell table:style-name="ce5" office:value-type="float" office:value="0.00001269" calcext:value-type="float">
            <text:p>+1.269E-05</text:p>
          </table:table-cell>
          <table:table-cell table:style-name="ce5" office:value-type="float" office:value="-0.00000001101" calcext:value-type="float">
            <text:p>-1.101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186.16" calcext:value-type="float">
            <text:p>186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 office:value-type="float" office:value="6.9" calcext:value-type="float">
            <text:p>+6.900</text:p>
          </table:table-cell>
          <table:table-cell table:style-name="ce5" office:value-type="float" office:value="0.1727" calcext:value-type="float">
            <text:p>+1.727E-01</text:p>
          </table:table-cell>
          <table:table-cell table:style-name="ce5" office:value-type="float" office:value="-0.00006406" calcext:value-type="float">
            <text:p>-6.406E-05</text:p>
          </table:table-cell>
          <table:table-cell table:style-name="ce5" office:value-type="float" office:value="0.000000007285" calcext:value-type="float">
            <text:p>+7.28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29.49" calcext:value-type="float">
            <text:p>22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 office:value-type="float" office:value="-4.04" calcext:value-type="float">
            <text:p>-4.040</text:p>
          </table:table-cell>
          <table:table-cell table:style-name="ce5" office:value-type="float" office:value="0.3048" calcext:value-type="float">
            <text:p>+3.048E-01</text:p>
          </table:table-cell>
          <table:table-cell table:style-name="ce5" office:value-type="float" office:value="-0.0001572" calcext:value-type="float">
            <text:p>-1.572E-04</text:p>
          </table:table-cell>
          <table:table-cell table:style-name="ce5" office:value-type="float" office:value="0.00000003174" calcext:value-type="float">
            <text:p>+3.174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69.91" calcext:value-type="float">
            <text:p>269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N-Octane</text:p>
          </table:table-cell>
          <table:table-cell table:style-name="ce1" office:value-type="string" calcext:value-type="string">
            <text:p>C8H18</text:p>
          </table:table-cell>
          <table:table-cell table:style-name="ce3" office:value-type="float" office:value="114.23" calcext:value-type="float">
            <text:p>114.2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466.73" calcext:value-type="float">
            <text:p>466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Dodecane</text:p>
          </table:table-cell>
          <table:table-cell table:style-name="ce1" office:value-type="string" calcext:value-type="string">
            <text:p>C12H26</text:p>
          </table:table-cell>
          <table:table-cell table:style-name="ce3" office:value-type="float" office:value="170.33" calcext:value-type="float">
            <text:p>170.3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622.83" calcext:value-type="float">
            <text:p>622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39.7" calcext:value-type="float">
            <text:p>239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82.59" calcext:value-type="float">
            <text:p>282.59</text:p>
          </table:table-cell>
          <table:table-cell table:number-columns-repeated="101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30:40.449426892</dc:date>
    <meta:editing-duration>PT34M51S</meta:editing-duration>
    <meta:editing-cycles>17</meta:editing-cycles>
    <meta:document-statistic meta:table-count="1" meta:cell-count="120" meta:object-count="0"/>
  </office:meta>
</office:document-meta>
</file>